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size="14pt" fo:font-weight="normal" officeooo:rsid="0009827a" officeooo:paragraph-rsid="0009827a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b9687" officeooo:paragraph-rsid="001b968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09827a" officeooo:paragraph-rsid="0009827a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weight="normal" officeooo:rsid="000abcf0" officeooo:paragraph-rsid="000abcf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b8da5" officeooo:paragraph-rsid="000b8da5" style:font-weight-asian="normal" style:font-weight-complex="normal"/>
    </style:style>
    <style:style style:name="P7" style:family="paragraph" style:parent-style-name="Standard">
      <style:text-properties fo:font-weight="normal" officeooo:rsid="0009827a" officeooo:paragraph-rsid="0072d1c7" style:font-weight-asian="normal" style:font-weight-complex="normal"/>
    </style:style>
    <style:style style:name="P8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9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10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11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12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13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14" style:family="paragraph" style:parent-style-name="Standard">
      <style:text-properties fo:font-weight="bold" officeooo:rsid="0009827a" officeooo:paragraph-rsid="0072d1c7" style:font-weight-asian="bold" style:font-weight-complex="bold"/>
    </style:style>
    <style:style style:name="P15" style:family="paragraph" style:parent-style-name="Standard" style:list-style-name="L5">
      <style:text-properties fo:font-weight="bold" officeooo:rsid="0072d1c7" officeooo:paragraph-rsid="0072d1c7" style:font-weight-asian="bold" style:font-weight-complex="bold"/>
    </style:style>
    <style:style style:name="P16" style:family="paragraph" style:parent-style-name="Standard" style:list-style-name="L1">
      <style:text-properties fo:font-weight="bold" officeooo:rsid="00775d37" officeooo:paragraph-rsid="00775d37" style:font-weight-asian="bold" style:font-weight-complex="bold"/>
    </style:style>
    <style:style style:name="P17" style:family="paragraph" style:parent-style-name="Standard" style:list-style-name="L1">
      <style:text-properties fo:font-style="normal" fo:font-weight="normal" officeooo:rsid="00149718" officeooo:paragraph-rsid="00149718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1a1296" officeooo:paragraph-rsid="001a1296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officeooo:paragraph-rsid="0072d1c7"/>
    </style:style>
    <style:style style:name="P20" style:family="paragraph" style:parent-style-name="Standard" style:list-style-name="L5">
      <style:text-properties officeooo:rsid="0072d1c7" officeooo:paragraph-rsid="00754c61"/>
    </style:style>
    <style:style style:name="P21" style:family="paragraph" style:parent-style-name="Standard" style:list-style-name="L5">
      <style:text-properties officeooo:rsid="00754c61" officeooo:paragraph-rsid="00754c61"/>
    </style:style>
    <style:style style:name="P22" style:family="paragraph" style:parent-style-name="Standard" style:list-style-name="L5">
      <style:text-properties officeooo:rsid="0077286a" officeooo:paragraph-rsid="007728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weight="normal" officeooo:rsid="0072d1c7" style:font-weight-asian="normal" style:font-weight-complex="normal"/>
    </style:style>
    <style:style style:name="T7" style:family="text">
      <style:text-properties fo:font-weight="normal" officeooo:rsid="00748815" style:font-weight-asian="normal" style:font-weight-complex="normal"/>
    </style:style>
    <style:style style:name="T8" style:family="text">
      <style:text-properties fo:font-weight="normal" officeooo:rsid="00754c61" style:font-weight-asian="normal" style:font-weight-complex="normal"/>
    </style:style>
    <style:style style:name="T9" style:family="text">
      <style:text-properties fo:font-weight="normal" officeooo:rsid="0009827a" style:font-weight-asian="normal" style:font-weight-complex="normal"/>
    </style:style>
    <style:style style:name="T10" style:family="text">
      <style:text-properties fo:font-weight="normal" officeooo:rsid="0077286a" style:font-weight-asian="normal" style:font-weight-complex="normal"/>
    </style:style>
    <style:style style:name="T11" style:family="text">
      <style:text-properties fo:font-weight="normal" officeooo:rsid="00775d37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2553b" style:font-style-asian="normal" style:font-weight-asian="normal" style:font-style-complex="normal" style:font-weight-complex="normal"/>
    </style:style>
    <style:style style:name="T21" style:family="text">
      <style:text-properties officeooo:rsid="001e8400"/>
    </style:style>
    <style:style style:name="T22" style:family="text">
      <style:text-properties officeooo:rsid="0072d1c7"/>
    </style:style>
    <style:style style:name="T23" style:family="text">
      <style:text-properties officeooo:rsid="00775d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4">Relatório da aplicação de manipulação de <text:span text:style-name="T22">GLC</text:span></text:p>
      <text:p text:style-name="P2"/>
      <text:p text:style-name="P3">Utilização</text:p>
      <text:p text:style-name="P7"><text:tab/>A aplicação foi desenvolvida utilizando JavaScript para a parte lógica e HTML/CSS para a interface gráfica. Para executar a aplicação, basta abrir o arquivo “index.html” n<text:span text:style-name="T22">um</text:span> navegador. </text:p>
      <text:p text:style-name="P7"><text:span text:style-name="T22"><text:tab/>Obs: no Safari a função de salvar não funciona adequadamente devido a problemas de compatibilidade, entretanto outros navegadores populares, como Firefox e Chrome, funcionam sem problemas.</text:span></text:p>
      <text:p text:style-name="P14"><text:span text:style-name="T1"><text:tab/>A utilização é bem simples. </text:span><text:span text:style-name="T11">N</text:span><text:span text:style-name="T1">a seção principal </text:span><text:span text:style-name="T11">(central)</text:span><text:span text:style-name="T1">, </text:span><text:span text:style-name="T6">são exibidos:</text:span></text:p>
      <text:list xml:id="list4383906419165294799" text:style-name="L5">
        <text:list-item>
          <text:p text:style-name="P15"><text:span text:style-name="T1">Uma tabela com diversas informações da GLC sendo analisada:</text:span></text:p>
          <text:list>
            <text:list-item>
              <text:p text:style-name="P15"><text:span text:style-name="T1">Nome de cada não-terminal da GLC, com a cor preta se ele não viola as condições LL(1) ou, caso contrário, </text:span><text:span text:style-name="T7">com </text:span><text:span text:style-name="T1">a cor vermelha;</text:span></text:p>
            </text:list-item>
            <text:list-item>
              <text:p text:style-name="P15"><text:span text:style-name="T1">Tipo de recursão de cada não-terminal (nenhuma / direta / indireta);</text:span></text:p>
            </text:list-item>
            <text:list-item>
              <text:p text:style-name="P15"><text:span text:style-name="T1">Tipo de não-fatoração de cada não-terminal (nenhuma / direta / indireta);</text:span></text:p>
            </text:list-item>
            <text:list-item>
              <text:p text:style-name="P15"><text:span text:style-name="T1">First de cada não-terminal;</text:span></text:p>
            </text:list-item>
            <text:list-item>
              <text:p text:style-name="P15"><text:span text:style-name="T1">Follow de cada não-terminal;</text:span></text:p>
            </text:list-item>
            <text:list-item>
              <text:p text:style-name="P15"><text:span text:style-name="T1">Indicador </text:span><text:span text:style-name="T8">para </text:span><text:span text:style-name="T1">cada não-terminal </text:span><text:span text:style-name="T8">dizendo se ele</text:span><text:span text:style-name="T1"> deriva ou não épsilon (&amp;);</text:span></text:p>
            </text:list-item>
            <text:list-item>
              <text:p text:style-name="P19"><text:span text:style-name="T6">Os elementos do conjunto </text:span><text:span text:style-name="T1">First ∩ Follow </text:span><text:span text:style-name="T8">de</text:span><text:span text:style-name="T6"> cada não-terminal;</text:span></text:p>
            </text:list-item>
            <text:list-item>
              <text:p text:style-name="P20"><text:span text:style-name="T1">Para cada não-terminal com um conflito first/follow, uma frase explicitando este problema</text:span><text:span text:style-name="T9">.</text:span></text:p>
            </text:list-item>
          </text:list>
        </text:list-item>
        <text:list-item>
          <text:p text:style-name="P21"><text:span text:style-name="T9">U</text:span><text:span text:style-name="T1">ma tabela associando cada produção da gramática a um número, caso ela seja LL(1);</text:span></text:p>
        </text:list-item>
        <text:list-item>
          <text:p text:style-name="P21"><text:span text:style-name="T1">A Tabela de Parsing da gramática, caso ela seja LL(1).</text:span></text:p>
          <text:list>
            <text:list-item>
              <text:p text:style-name="P21"><text:span text:style-name="T1">Posicionar o mouse sobre o número de uma produção faz com que a respectiva produção na tabela de índices fique destacada.</text:span></text:p>
            </text:list-item>
          </text:list>
        </text:list-item>
        <text:list-item>
          <text:p text:style-name="P21"><text:span text:style-name="T1">Um campo de texto e um botão utilizados para simular uma sentença, caso a gramática seja LL(1).</text:span></text:p>
          <text:list>
            <text:list-item>
              <text:p text:style-name="P21"><text:span text:style-name="T1">A sentença digitada não deve conter o símbolo de fim de sentença ($), pois ele é inserido automaticamente;</text:span></text:p>
            </text:list-item>
            <text:list-item>
              <text:p text:style-name="P21"><text:span text:style-name="T1">Ao clicar no botão de simulação, é exibida uma nova tabela contendo:</text:span></text:p>
              <text:list>
                <text:list-item>
                  <text:p text:style-name="P21"><text:span text:style-name="T1">Status da simulação: se a sentença inserida foi aceita ou rejeitada;</text:span></text:p>
                </text:list-item>
                <text:list-item>
                  <text:p text:style-name="P21"><text:span text:style-name="T1">A sentença digitada, juntamente com um símbolo de fim de sentença ($) ao final. </text:span><text:span text:style-name="T10">Caso a sentença tenha sido rejeitada, o caractere onde ocorreu o erro é destacado;</text:span></text:p>
                </text:list-item>
                <text:list-item>
                  <text:p text:style-name="P22"><text:span text:style-name="T1">Uma mensagem de erro, caso a sentença tenha sido rejeitada;</text:span></text:p>
                </text:list-item>
                <text:list-item>
                  <text:p text:style-name="P22"><text:span text:style-name="T1">A sequência de derivações (parcial caso a sentença tenha sido rejeitada) utilizada para derivar a sentença. Posicionar o mouse sobre o número de uma produção da lista de derivações também faz com que a respectiva produção seja destacada na tabela de índices.</text:span></text:p>
                </text:list-item>
              </text:list>
            </text:list-item>
          </text:list>
          <text:p text:style-name="P20"><text:span text:style-name="T11">Já a</text:span><text:span text:style-name="T2"> barra lateral é composta de:</text:span></text:p>
        </text:list-item>
      </text:list>
      <text:list xml:id="list7920488881016484202" text:style-name="L1">
        <text:list-item>
          <text:p text:style-name="P5">Botões “open” e “save”: para leitura e gravação em disco, respectivamente, da <text:span text:style-name="T23">GLC sendo analisada.</text:span></text:p>
        </text:list-item>
        <text:list-item>
          <text:p text:style-name="P6">Campo de texto e botão “<text:span text:style-name="T23">Analyze</text:span>”: para <text:span text:style-name="T23">analisar uma GLC</text:span>. Se a <text:span text:style-name="T23">gramática</text:span> digitada for válida, ela será <text:span text:style-name="T23">exibida abaixo do campo de texto </text:span>e <text:span text:style-name="T23">suas informações serão exibidas na seção principal</text:span>. Caso ela seja inválida, um erro será exibido.</text:p>
        </text:list-item>
        <text:list-item>
          <text:p text:style-name="P16"><text:span text:style-name="T13">Gramática sob análise: a GLC cujas informações estão sendo exibidas na seção princip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7-17T18:51:52.597122156</dc:date>
    <meta:editing-duration>PT6H15M54S</meta:editing-duration>
    <meta:editing-cycles>97</meta:editing-cycles>
    <meta:generator>LibreOffice/5.0.6.2$Linux_X86_64 LibreOffice_project/00$Build-2</meta:generator>
    <dc:creator>Ghabriel Nunes</dc:creator>
    <meta:document-statistic meta:table-count="0" meta:image-count="0" meta:object-count="0" meta:page-count="1" meta:paragraph-count="29" meta:word-count="455" meta:character-count="2685" meta:non-whitespace-character-count="2278"/>
  </office:meta>
</office:document-meta>
</file>